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P1" style:family="paragraph" style:parent-style-name="Normal">
      <style:paragraph-properties fo:text-align="right"/>
    </style:style>
  </office:automatic-styles>
  <office:body>
    <office:text>
      <text:p text:style-name="P1"><text:span text:style-name="T1">25 Feb. 2026</text:span></text:p>
      <text:p text:style-name="Normal"/>
      <text:p text:style-name="Normal">I had this weird dream lately. There, in my room I stood. In front of me – a devil.</text:p>
      <text:p text:style-name="Normal"/>
      <text:p text:style-name="Normal">Unlike in its usual portraits, its skin was not red nor beige, but of grayish tones and ones much darker.</text:p>
      <text:p text:style-name="Normal"> <text:s text:c="1"/>And it was beautiful, really beautiful... Incomparably so.</text:p>
      <text:p text:style-name="Normal"/>
      <text:p text:style-name="Normal">Once I woke, however, I could not remember how it looked.</text:p>
      <text:p text:style-name="Normal"> <text:s text:c="1"/>Every time I tried to depict its beauty, I succeeded not. Today, though, was different. It’s not that I remembered how it looked, no.</text:p>
      <text:p text:style-name="Normal"/>
      <text:p text:style-name="Normal">Rather, I could draw it by looking at it directly.</text:p>
      <text:p text:style-name="Normal"/>
      <text:p text:style-name="Normal">In my room, <text:span text:style-name="T1">in front of me</text:span>, it stood: the devil.</text:p>
      <text:p text:style-name="Normal"> <text:s text:c="1"/>It was as beautiful as I thought it to be, perhaps even more so. Its grayish skin was dark; its eyes were as though obscured by shadows, if it had them at all; its claws protruded; its spread, black wings gave it a magnificent look.</text:p>
      <text:p text:style-name="Normal"> <text:s text:c="1"/>What I could say confidently, is that it certainly did not resemble any actual human skin. It did not seem to belong to reality in fact: It was, as though drawn.</text:p>
      <text:p text:style-name="Normal"/>
      <text:p text:style-name="Normal">I would be afraid, usually; perhaps disgusted, even – for it was nude.</text:p>
      <text:p text:style-name="Normal"> <text:s text:c="1"/>Though, now, it was not the case. I was more than happy to encounter it. Many times, I daydreamed of once remembering it clearly.</text:p>
      <text:p text:style-name="Normal"> <text:s text:c="1"/>Art is art, no matter what. I cared little if it was Satan or God: It was beautiful, and I thus wanted to both appreciate it and draw it.</text:p>
      <text:p text:style-name="Normal"/>
      <text:p text:style-name="Normal">Somehow, I seemed to have forgotten that this was not a dream.</text:p>
      <text:p text:style-name="Normal"> <text:s text:c="1"/>Mindlessly, to the drawing stand I ran. And on the paper sheet – I drew.</text:p>
      <text:p text:style-name="Normal"/>
      <text:p text:style-name="Normal">Right now, it mattered little if it really was just a dream.</text:p>
      <text:p text:style-name="Normal"> <text:s text:c="1"/>It did not even matter if I truly will remember its look, though it was more likely to happen once I had it drawn.</text:p>
      <text:p text:style-name="Normal"> <text:s text:c="1"/>All what truly mattered was drawing it, because I wanted to, or because I wanted nothing else.</text:p>
      <text:p text:style-name="Normal"/>
      <text:p text:style-name="Normal">As I finished, I muttered I succeeded multiple times.</text:p>
      <text:p text:style-name="Normal"> <text:s text:c="1"/>I whispered just how good it was to myself, how lovely it seemed, and how possible it was for others to finally recognize an artist in me, for me to become renowned, for that is how brilliant it really was.</text:p>
      <text:p text:style-name="Normal"> <text:s text:c="1"/>I thought myself to be a genius, for finding such beauty in things most would neglect and deem unworthy.</text:p>
      <text:p text:style-name="Normal"/>
      <text:p text:style-name="Normal">Drawing was finished, I did not wake up, and the devil was not gone.</text:p>
      <text:p text:style-name="Normal"> <text:s text:c="1"/>For it would not hurt if I looked at it closely – for just a bit – I stood right in front of it, staring at the vast chasms it had instead of eyes.</text:p>
      <text:p text:style-name="Normal"> <text:s text:c="1"/>And the longer I stared, the weirder I felt. Something was wrong, but I wouldn’t grasp what.</text:p>
      <text:p text:style-name="Normal"> <text:s text:c="1"/>Without either getting closer or speaking up – finally acknowledging its presence – I returned to my seat. And on the drawing stand stood an empty sheet.</text:p>
      <text:p text:style-name="Normal"/>
      <text:p text:style-name="Normal">Quickly did I look at the devil, and right away, I drew it again.</text:p>
      <text:p text:style-name="Normal"> <text:s text:c="1"/>The traces of my brush disappeared as quickly as they came to my sight.</text:p>
      <text:p text:style-name="Normal"/>
      <text:p text:style-name="Normal">For some reason, I did not think of doing this before.</text:p>
      <text:p text:style-name="Normal"> <text:s text:c="1"/>The phone out the pocket I took, to shoot a single photo, but it did not do a thing.</text:p>
      <text:p text:style-name="Normal"> <text:s text:c="1"/>My room in the picture remained as empty as my room ought to be, and the devil, as it always did, seemed to stay only within me.</text:p>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